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f3d83" officeooo:paragraph-rsid="001f3d83"/>
    </style:style>
    <style:style style:name="P2" style:family="paragraph" style:parent-style-name="Heading_20_1" style:list-style-name="">
      <style:text-properties officeooo:rsid="001f3d83" officeooo:paragraph-rsid="001f3d83"/>
    </style:style>
    <style:style style:name="P3" style:family="paragraph" style:parent-style-name="Heading_20_1">
      <style:text-properties officeooo:rsid="001fbe40" officeooo:paragraph-rsid="001fbe40"/>
    </style:style>
    <style:style style:name="P4" style:family="paragraph" style:parent-style-name="Heading_20_1">
      <style:paragraph-properties fo:break-before="page"/>
      <style:text-properties officeooo:rsid="001f3d83" officeooo:paragraph-rsid="001f3d83"/>
    </style:style>
    <style:style style:name="P5" style:family="paragraph" style:parent-style-name="Text_20_body" style:list-style-name="L1">
      <style:text-properties officeooo:paragraph-rsid="001f3d83"/>
    </style:style>
    <style:style style:name="P6" style:family="paragraph" style:parent-style-name="Text_20_body">
      <style:text-properties officeooo:rsid="001fbe40" officeooo:paragraph-rsid="001fbe40"/>
    </style:style>
    <style:style style:name="P7" style:family="paragraph" style:parent-style-name="Text_20_body" style:list-style-name="L2">
      <style:text-properties officeooo:rsid="001fbe40" officeooo:paragraph-rsid="001fbe40"/>
    </style:style>
    <style:style style:name="P8" style:family="paragraph" style:parent-style-name="Text_20_body" style:list-style-name="L2">
      <style:text-properties officeooo:rsid="001ff12b" officeooo:paragraph-rsid="001ff12b"/>
    </style:style>
    <style:style style:name="P9" style:family="paragraph" style:parent-style-name="Title">
      <style:text-properties officeooo:rsid="001f3d83" officeooo:paragraph-rsid="001f3d83"/>
    </style:style>
    <style:style style:name="T1" style:family="text">
      <style:text-properties style:font-name="sans-serif" fo:font-size="13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orkshop – Kortspelet 21</text:p>
      <text:h text:style-name="P1" text:outline-level="1">Funktionella krav</text:h>
      <text:list xml:id="list2038950299" text:style-name="L1">
        <text:list-item>
          <text:p text:style-name="P5"><text:span text:style-name="T1">Antal spelare: 2-10 deltagare</text:span></text:p>
        </text:list-item>
        <text:list-item>
          <text:p text:style-name="P5"><text:span text:style-name="T1">Kortlek: 52 kort</text:span></text:p>
        </text:list-item>
        <text:list-item>
          <text:p text:style-name="P5"><text:span text:style-name="T1">Värden:</text:span></text:p>
          <text:list>
            <text:list-item>
              <text:p text:style-name="P5"><text:span text:style-name="T1">Äss har valfritt värdet 1 eller 14</text:span></text:p>
            </text:list-item>
            <text:list-item>
              <text:p text:style-name="P5"><text:span text:style-name="T1">Klädda korten har sitt vanliga värde (knekt 11, dam 12 och kung 13)</text:span></text:p>
            </text:list-item>
            <text:list-item>
              <text:p text:style-name="P5"><text:span text:style-name="T1">Sifferkort har sitt vanliga värde</text:span></text:p>
            </text:list-item>
          </text:list>
        </text:list-item>
        <text:list-item>
          <text:p text:style-name="P5"><text:span text:style-name="T1">Given ger ett kort till den förste spelaren. Denne satsar ett antal av sina poäng. Given delar sedan ut ett kort till.</text:span></text:p>
        </text:list-item>
        <text:list-item>
          <text:p text:style-name="P5"><text:span text:style-name="T1">Om spelarens båda kort har värdet 21 får han tillbaka sin insats och lika mycket till.</text:span></text:p>
        </text:list-item>
        <text:list-item>
          <text:p text:style-name="P5"><text:span text:style-name="T1">Har han fått mer än 21 så tillfaller insatsen given. </text:span></text:p>
        </text:list-item>
        <text:list-item>
          <text:p text:style-name="P5"><text:span text:style-name="T1">Har han fått mindre än 21 kan han anse sig nöjd med vad han fått eller begära in fler kort.</text:span></text:p>
        </text:list-item>
        <text:list-item>
          <text:p text:style-name="P5"><text:span text:style-name="T1">Har han efter 5 kort fortfarande mindre än 21 så får han ändå tillbaka insatsen och lika mycket till från given.</text:span></text:p>
        </text:list-item>
        <text:list-item>
          <text:p text:style-name="P5"><text:span text:style-name="T1">Om spelaren anser sig nöjd skall given spela mot honom:</text:span></text:p>
          <text:list>
            <text:list-item>
              <text:p text:style-name="P5"><text:span text:style-name="T1">Given tar då upp kort ett efter ett och lägger dem med framsidan upp på bordet.</text:span></text:p>
            </text:list-item>
            <text:list-item>
              <text:p text:style-name="P5"><text:span text:style-name="T1">Blir resultatet 21, får given insatsen.</text:span></text:p>
            </text:list-item>
            <text:list-item>
              <text:p text:style-name="P5"><text:span text:style-name="T1">Blir resultatet över 21 förlorar given insatsen och lika mycket till.</text:span></text:p>
            </text:list-item>
            <text:list-item>
              <text:p text:style-name="P5"><text:span text:style-name="T1">Stannar given på ett resultat under 21 jämförs givens hand med spelarens.</text:span></text:p>
            </text:list-item>
            <text:list-item>
              <text:p text:style-name="P5"><text:span text:style-name="T1">Är spelarens hand högst, då får han insatsen och lika mycket till av given, men annars tillfaller insatsen given.</text:span></text:p>
            </text:list-item>
          </text:list>
        </text:list-item>
      </text:list>
      <text:h text:style-name="P2" text:outline-level="1"/>
      <text:h text:style-name="P4" text:outline-level="1">Begränsningar</text:h>
      <text:p text:style-name="P6">För närvarande inga.</text:p>
      <text:h text:style-name="P3" text:outline-level="1">Slutanvändare</text:h>
      <text:p text:style-name="P6">Användaren är spelaren som spelar spelet.</text:p>
      <text:h text:style-name="P3" text:outline-level="1">Interaktioner</text:h>
      <text:list xml:id="list332793923" text:style-name="L2">
        <text:list-item>
          <text:p text:style-name="P7">Användaren kan få kort av given.</text:p>
        </text:list-item>
        <text:list-item>
          <text:p text:style-name="P7">Användaren kan satsa poäng.</text:p>
        </text:list-item>
        <text:list-item>
          <text:p text:style-name="P7">Användaren kan begära fler kort.</text:p>
        </text:list-item>
        <text:list-item>
          <text:p text:style-name="P8">Användaren kan välja att avsluta spel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09:46:50.035000000</meta:creation-date>
    <dc:date>2021-02-24T11:24:31.014000000</dc:date>
    <meta:editing-duration>PT1H16M19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28" meta:word-count="255" meta:character-count="1367" meta:non-whitespace-character-count="1159"/>
  </office:meta>
</office:document-meta>
</file>